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f9c" officeooo:paragraph-rsid="001eef9c"/>
    </style:style>
    <style:style style:name="P2" style:family="paragraph" style:parent-style-name="Standard">
      <style:text-properties officeooo:rsid="001f7cbd" officeooo:paragraph-rsid="001f7cbd"/>
    </style:style>
    <style:style style:name="P3" style:family="paragraph" style:parent-style-name="Standard">
      <style:text-properties officeooo:rsid="001f7cbd" officeooo:paragraph-rsid="001f7cbd"/>
    </style:style>
    <style:style style:name="P4" style:family="paragraph" style:parent-style-name="Standard">
      <style:text-properties officeooo:rsid="001f7cbd" officeooo:paragraph-rsid="002137f2"/>
    </style:style>
    <style:style style:name="P5" style:family="paragraph" style:parent-style-name="Standard">
      <style:text-properties officeooo:rsid="001f7cbd" officeooo:paragraph-rsid="00216e59"/>
    </style:style>
    <style:style style:name="T1" style:family="text">
      <style:text-properties officeooo:rsid="002137f2"/>
    </style:style>
    <style:style style:name="T2" style:family="text">
      <style:text-properties officeooo:rsid="001eef9c"/>
    </style:style>
    <style:style style:name="T3" style:family="text">
      <style:text-properties officeooo:rsid="00216e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37f2" style:font-weight-asian="bold" style:font-weight-complex="bold"/>
    </style:style>
    <style:style style:name="T6" style:family="text">
      <style:text-properties fo:font-weight="bold" officeooo:rsid="00216e59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UTBOLISTAS</text:span> (nombre,apellidos,#num_fch,f_nac,peso,estatura) siendo</text:p>
      <text:p text:style-name="P1"><text:tab/><text:tab/>nombre cadena no nula,</text:p>
      <text:p text:style-name="P1"><text:tab/><text:tab/>apellidos cadena no nula,</text:p>
      <text:p text:style-name="P1"><text:tab/><text:tab/>num_fch es entero,</text:p>
      <text:p text:style-name="P1"><text:tab/><text:tab/>f_nac es fecha,</text:p>
      <text:p text:style-name="P1"><text:tab/><text:tab/>peso es entero,</text:p>
      <text:p text:style-name="P1"><text:tab/><text:tab/>estatura es entero,</text:p>
      <text:p text:style-name="P1"><text:tab/><text:span text:style-name="T4">PK</text:span> (num_fch).</text:p>
      <text:p text:style-name="P1"/>
      <text:p text:style-name="P1"><text:span text:style-name="T4">PARTIDOS</text:span> (#id_part,fecha,jornada,resultado) siendo</text:p>
      <text:p text:style-name="P1"><text:tab/><text:tab/>id_part es entero,</text:p>
      <text:p text:style-name="P1"><text:tab/><text:tab/>fecha es fecha,</text:p>
      <text:p text:style-name="P1"><text:tab/><text:tab/>jornada es entero,</text:p>
      <text:p text:style-name="P1"><text:tab/><text:tab/>resultado es entero,</text:p>
      <text:p text:style-name="P1"><text:tab/><text:span text:style-name="T4">PK</text:span> (id_partido).</text:p>
      <text:p text:style-name="P1"/>
      <text:p text:style-name="P1"><text:span text:style-name="T4">EQUIPOS</text:span> (#nombre,año_fund,nom_presi,num_soc,nom_est) siendo</text:p>
      <text:p text:style-name="P1"><text:tab/><text:tab/>nombre es cadena no nula,</text:p>
      <text:p text:style-name="P1"><text:tab/><text:tab/>año_fund es entero,</text:p>
      <text:p text:style-name="P1"><text:tab/><text:tab/>nom_presi es cadena no nula,</text:p>
      <text:p text:style-name="P1"><text:tab/><text:tab/>num_soc es entero,</text:p>
      <text:p text:style-name="P1"><text:tab/><text:tab/>nom_est es cadena no nula,</text:p>
      <text:p text:style-name="P1"><text:tab/><text:span text:style-name="T4">PK</text:span> (nombre).</text:p>
      <text:p text:style-name="P1"/>
      <text:p text:style-name="P2"><text:span text:style-name="T4">ARBITROS</text:span> (nombre,apellido,cole_arbt,num_temp,#num_colegd)</text:p>
      <text:p text:style-name="P2"><text:tab/><text:tab/>nombre es cadena no nula,</text:p>
      <text:p text:style-name="P2"><text:tab/><text:tab/>apellido es cadena no nula,</text:p>
      <text:p text:style-name="P2"><text:tab/><text:tab/>cole_arbt es cadena no nula,</text:p>
      <text:p text:style-name="P2"><text:tab/><text:tab/>num_temp es entero,</text:p>
      <text:p text:style-name="P2"><text:tab/><text:tab/>num_colegd es entero,</text:p>
      <text:p text:style-name="P2"><text:tab/><text:span text:style-name="T4">PK</text:span> (num_colegd).</text:p>
      <text:p text:style-name="P2"/>
      <text:p text:style-name="P4"><text:span text:style-name="T5">PERTENECE</text:span> (<text:span text:style-name="T2">#nombre</text:span>,<text:span text:style-name="T2">#num_fch</text:span>,<text:span text:style-name="T1">clausura</text:span>,<text:span text:style-name="T1">ficha_a</text:span>,<text:span text:style-name="T1">duracion,f_comienzo</text:span>)</text:p>
      <text:p text:style-name="P4"><text:tab/><text:tab/>nombre es cadena no nula,</text:p>
      <text:p text:style-name="P4"><text:tab/><text:tab/><text:span text:style-name="T1">num_fch</text:span> es <text:span text:style-name="T1">entero</text:span>,</text:p>
      <text:p text:style-name="P4"><text:tab/><text:tab/><text:span text:style-name="T1">clausura</text:span> es <text:span text:style-name="T1">entero</text:span>,</text:p>
      <text:p text:style-name="P4"><text:tab/><text:tab/><text:span text:style-name="T1">ficha</text:span>_<text:span text:style-name="T1">a</text:span> es entero,</text:p>
      <text:p text:style-name="P4"><text:tab/><text:tab/><text:span text:style-name="T1">duracion</text:span> es entero,</text:p>
      <text:p text:style-name="P4"><text:tab/><text:tab/><text:span text:style-name="T1">f_comienzo es fecha</text:span></text:p>
      <text:p text:style-name="P4"><text:tab/><text:span text:style-name="T4">PK</text:span> (<text:span text:style-name="T1">nombre,num_fch)</text:span></text:p>
      <text:p text:style-name="P4"/>
      <text:p text:style-name="P5"><text:span text:style-name="T5">ARBITRADOS</text:span> (<text:span text:style-name="T2">#id_part</text:span>,<text:span text:style-name="T2">#</text:span>num_colegd,<text:span text:style-name="T3">funcion</text:span>)</text:p>
      <text:p text:style-name="P4"><text:tab/><text:tab/><text:span text:style-name="T3">id_part</text:span> es cadena no nula,</text:p>
      <text:p text:style-name="P4"><text:tab/><text:tab/><text:span text:style-name="T1">num_colegd</text:span> es <text:span text:style-name="T1">entero</text:span>,</text:p>
      <text:p text:style-name="P4"><text:tab/><text:tab/><text:span text:style-name="T3">funcion</text:span> es <text:span text:style-name="T3">cadena no nula</text:span>,</text:p>
      <text:p text:style-name="P4"><text:tab/><text:span text:style-name="T4">PK</text:span> (<text:span text:style-name="T3">id_part,num_colegd</text:span>).</text:p>
      <text:p text:style-name="P4"/>
      <text:p text:style-name="P5"><text:span text:style-name="T6">DISPUTAN</text:span> (<text:span text:style-name="T2">#num_fch</text:span>,<text:span text:style-name="T2">#id</text:span>_<text:span text:style-name="T3">part</text:span>,<text:span text:style-name="T3">tarjetas,goles,min_jug</text:span>)</text:p>
      <text:p text:style-name="P5"><text:tab/><text:tab/><text:span text:style-name="T3">num_fch</text:span> es <text:span text:style-name="T3">entero</text:span>,</text:p>
      <text:p text:style-name="P5"><text:tab/><text:tab/><text:span text:style-name="T3">id_part</text:span> es <text:span text:style-name="T3">cadena no nula</text:span>,</text:p>
      <text:p text:style-name="P5"><text:tab/><text:tab/><text:span text:style-name="T3">tarjetas</text:span> es <text:span text:style-name="T3">entero</text:span>,</text:p>
      <text:p text:style-name="P5"><text:tab/><text:tab/><text:span text:style-name="T3">goles es entero,</text:span></text:p>
      <text:p text:style-name="P5"><text:soft-page-break/><text:tab/><text:tab/><text:span text:style-name="T3">min_jug es entero,</text:span></text:p>
      <text:p text:style-name="P5"><text:tab/><text:span text:style-name="T4">PK</text:span> (<text:span text:style-name="T3">num_fch,id_part</text:span>).</text:p>
      <text:p text:style-name="P5"/>
      <text:p text:style-name="P5"><text:span text:style-name="T6">JUEGAN</text:span> (<text:span text:style-name="T2">#nombre</text:span>,<text:span text:style-name="T2">#id</text:span>_<text:span text:style-name="T3">part</text:span>,<text:span text:style-name="T3">local</text:span>)</text:p>
      <text:p text:style-name="P5"><text:tab/><text:tab/><text:span text:style-name="T3">nombre</text:span> es cadena no nula,</text:p>
      <text:p text:style-name="P5"><text:tab/><text:tab/><text:span text:style-name="T3">id_part</text:span> es <text:span text:style-name="T3">cadena no nula</text:span>,</text:p>
      <text:p text:style-name="P5"><text:tab/><text:tab/><text:span text:style-name="T3">local</text:span> es <text:span text:style-name="T3">cadena no nula</text:span>,</text:p>
      <text:p text:style-name="P5"><text:tab/><text:span text:style-name="T4">PK</text:span> (<text:span text:style-name="T3">nombre,id_part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1:52:26.342998048</meta:creation-date>
    <dc:date>2019-11-13T10:47:41.486482898</dc:date>
    <meta:editing-duration>PT15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174" meta:character-count="1427" meta:non-whitespace-character-count="1224"/>
  </office:meta>
</office:document-meta>
</file>